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Times New Roman" officeooo:rsid="0021d791" officeooo:paragraph-rsid="0021d791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officeooo:rsid="001e05f5" officeooo:paragraph-rsid="001e05f5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margin-left="2.501cm" fo:margin-right="0cm" fo:text-indent="0cm" style:auto-text-indent="false"/>
      <style:text-properties style:font-name="Times New Roman"/>
    </style:style>
    <style:style style:name="P5" style:family="paragraph" style:parent-style-name="Standard">
      <style:text-properties style:font-name="Times New Roman" officeooo:paragraph-rsid="0023a542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style:font-name="Times New Roman" officeooo:paragraph-rsid="0023a542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officeooo:paragraph-rsid="0023a542"/>
    </style:style>
    <style:style style:name="P8" style:family="paragraph" style:parent-style-name="Standard">
      <style:paragraph-properties fo:margin-left="2.501cm" fo:margin-right="0cm" fo:text-indent="0cm" style:auto-text-indent="false" style:writing-mode="lr-tb"/>
      <style:text-properties fo:color="#000000" loext:opacity="100%" style:font-name="Times New Roman" fo:font-size="12pt" style:font-size-asian="12pt" style:font-size-complex="12pt"/>
    </style:style>
    <style:style style:name="P9" style:family="paragraph" style:parent-style-name="Standard">
      <style:paragraph-properties fo:margin-left="2.501cm" fo:margin-right="0cm" fo:text-indent="0cm" style:auto-text-indent="false" style:writing-mode="lr-tb"/>
      <style:text-properties officeooo:paragraph-rsid="0023a542"/>
    </style:style>
    <style:style style:name="P10" style:family="paragraph" style:parent-style-name="Standard">
      <style:paragraph-properties fo:margin-left="2.501cm" fo:margin-right="0cm" fo:text-indent="0cm" style:auto-text-indent="false" style:writing-mode="lr-tb"/>
    </style:style>
    <style:style style:name="T1" style:family="text">
      <style:text-properties officeooo:rsid="0023a542"/>
    </style:style>
    <style:style style:name="T2" style:family="text">
      <style:text-properties fo:color="#000000" loext:opacity="100%" style:font-name="Times New Roman" fo:font-size="12pt" style:font-size-asian="12pt" style:font-size-complex="12pt"/>
    </style:style>
    <style:style style:name="T3" style:family="text">
      <style:text-properties fo:color="#000000" loext:opacity="100%" style:font-name="Times New Roman" fo:font-size="12pt" officeooo:rsid="0023a542" style:font-size-asian="12pt" style:font-size-complex="12pt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fo:color="#000000" loext:opacity="100%" fo:font-size="12pt" officeooo:rsid="0023a542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l No. 9</text:p>
      <text:p text:style-name="P3"/>
      <text:p text:style-name="P3">a]Derive the predicate. (for e.g.: Sachin is batsman, batsman is cricketer) - &gt; Sachin is Cricketer </text:p>
      <text:p text:style-name="P5"><text:tab/><text:span text:style-name="T1">Code:</text:span></text:p>
      <text:p text:style-name="P10" loext:marker-style-name="T2"><text:span text:style-name="T2">import spacy</text:span></text:p>
      <text:p text:style-name="P10" loext:marker-style-name="T2"><text:span text:style-name="T2"/></text:p>
      <text:p text:style-name="P10" loext:marker-style-name="T2"><text:span text:style-name="T2">nlp = spacy.load('en_core_web_sm')</text:span><text:span text:style-name="T2"/></text:p>
      <text:p text:style-name="P8" loext:marker-style-name="T2"/>
      <text:p text:style-name="P10" loext:marker-style-name="T2"><text:span text:style-name="T2">def extract_predicates(sentence): </text:span><text:span text:style-name="T2"/></text:p>
      <text:p text:style-name="P10" loext:marker-style-name="T2"><text:span text:style-name="T2"><text:s text:c="4"/>doc = nlp(sentence)</text:span><text:span text:style-name="T2"/></text:p>
      <text:p text:style-name="P10" loext:marker-style-name="T2"><text:span text:style-name="T2"><text:s text:c="4"/>predicates = [] </text:span></text:p>
      <text:p text:style-name="P10" loext:marker-style-name="T2"><text:span text:style-name="T2"><text:s text:c="4"/>for token in doc:</text:span></text:p>
      <text:p text:style-name="P10" loext:marker-style-name="T2"><text:span text:style-name="T2"><text:s text:c="8"/>if token.dep_ in ['attr', 'acomp']:</text:span><text:span text:style-name="T2"/></text:p>
      <text:p text:style-name="P10" loext:marker-style-name="T2"><text:span text:style-name="T2"><text:s text:c="12"/>predicates.append(token.text)</text:span><text:span text:style-name="T2"/></text:p>
      <text:p text:style-name="P10" loext:marker-style-name="T2"><text:span text:style-name="T2"><text:s text:c="6"/></text:span></text:p>
      <text:p text:style-name="P10" loext:marker-style-name="T2"><text:span text:style-name="T2"><text:s text:c="8"/>if token.pos_ == 'VERB' and token.dep_ != 'aux':</text:span><text:span text:style-name="T2"/></text:p>
      <text:p text:style-name="P10" loext:marker-style-name="T2"><text:span text:style-name="T2"><text:s text:c="12"/>predicates.append(token.lemma_)</text:span></text:p>
      <text:p text:style-name="P10" loext:marker-style-name="T2"><text:span text:style-name="T2"><text:s text:c="4"/>return sorted(set(predicates))</text:span><text:span text:style-name="T2"/></text:p>
      <text:p text:style-name="P10" loext:marker-style-name="T2"><text:span text:style-name="T2"/></text:p>
      <text:p text:style-name="P10" loext:marker-style-name="T2"><text:span text:style-name="T2">sentences = [</text:span><text:span text:style-name="T2"/></text:p>
      <text:p text:style-name="P9" loext:marker-style-name="T2"><text:span text:style-name="T2"><text:s text:c="4"/>"</text:span><text:span text:style-name="T3">Kalpaj</text:span><text:span text:style-name="T2"> is a </text:span><text:span text:style-name="T3">Rider</text:span><text:span text:style-name="T2">.",</text:span></text:p>
      <text:p text:style-name="P10" loext:marker-style-name="T2"><text:span text:style-name="T2"><text:s text:c="3"/>]</text:span></text:p>
      <text:p text:style-name="P8" loext:marker-style-name="T2"/>
      <text:p text:style-name="P10" loext:marker-style-name="T2"><text:span text:style-name="T2"># Extract and print predicates for each sentence</text:span><text:span text:style-name="T2"/></text:p>
      <text:p text:style-name="P10" loext:marker-style-name="T2"><text:span text:style-name="T2">for sentence in sentences:</text:span><text:span text:style-name="T2"/></text:p>
      <text:p text:style-name="P10" loext:marker-style-name="T2"><text:span text:style-name="T2"><text:s text:c="4"/>predicates = extract_predicates(sentence)</text:span><text:span text:style-name="T2"/></text:p>
      <text:p text:style-name="P10" loext:marker-style-name="T2"><text:span text:style-name="T2"><text:s text:c="4"/>print(f"Predicates in the sentence '{sentence}': {predicates}")</text:span><text:span text:style-name="T2"/></text:p>
      <text:p text:style-name="P6"/>
      <text:p text:style-name="P7"><text:tab/><text:span text:style-name="T1">Output:</text:span></text:p>
      <text:p text:style-name="P7"/>
      <text:p text:style-name="P7"><text:tab/><text:tab/><text:span text:style-name="T4">Predicates in the sentence ‘</text:span><text:span text:style-name="T5">Kalpaj</text:span><text:span text:style-name="T4"> is a </text:span><text:span text:style-name="T5">Rider</text:span><text:span text:style-name="T4">.’ : </text:span><text:span text:style-name="T5">[‘Rider’]</text:span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tab/>Code:</text:p>
      <text:p text:style-name="P4">def find_predicate(entity, relationships):</text:p>
      <text:p text:style-name="P4"><text:s text:c="8"/>current_entity = entity</text:p>
      <text:p text:style-name="P4"><text:s text:c="8"/>status_entity=""</text:p>
      <text:p text:style-name="P4"><text:s text:c="8"/>status_key=""</text:p>
      <text:p text:style-name="P4"><text:s text:c="8"/>for i,current_entity in enumerate(relationships):</text:p>
      <text:p text:style-name="P4"><text:s text:c="12"/>if(i == 0):</text:p>
      <text:p text:style-name="P4"><text:s text:c="16"/>status_key=current_entity</text:p>
      <text:p text:style-name="P4"><text:s text:c="16"/>status_entity= relationships[current_entity]</text:p>
      <text:p text:style-name="P4"><text:s text:c="12"/>next_entity = relationships[current_entity]</text:p>
      <text:p text:style-name="P4"><text:s text:c="12"/>current_entity = next_entity</text:p>
      <text:p text:style-name="P4"><text:s text:c="12"/>if(current_entity==status_entity):</text:p>
      <text:p text:style-name="P4"><text:s text:c="16"/>print(f"{entity} is a {relationships[status_entity]}")</text:p>
      <text:p text:style-name="P4">try: <text:s text:c="2"/></text:p>
      <text:p text:style-name="P4"><text:s text:c="4"/>s1=input("Enter sentence (must be in a format ''..... is a ......'' ) :")</text:p>
      <text:p text:style-name="P4"><text:s text:c="4"/>s2=input("Enter sentence (must be in a format ''..... is a ......'' ) :")</text:p>
      <text:p text:style-name="P4"><text:s text:c="4"/>sentences=[s1,s2]</text:p>
      <text:p text:style-name="P4"><text:s text:c="4"/>relationships =dict()</text:p>
      <text:p text:style-name="P4"><text:s text:c="4"/>key1=""</text:p>
      <text:p text:style-name="P4"><text:s text:c="4"/>for i,s in enumerate(sentences):</text:p>
      <text:p text:style-name="P4"><text:s text:c="8"/>data=s.split(" is a ")</text:p>
      <text:p text:style-name="P4"><text:s text:c="8"/>if(i == 0):</text:p>
      <text:p text:style-name="P4"><text:s text:c="12"/>key1=data[0]</text:p>
      <text:p text:style-name="P4"><text:s text:c="8"/>relationships[data[0]]=data[1]</text:p>
      <text:p text:style-name="P4"><text:s text:c="4"/>find_predicate(key1, relationships)</text:p>
      <text:p text:style-name="P4">except :</text:p>
      <text:p text:style-name="P4"><text:s text:c="4"/>print("No derivations can be made!!")</text:p>
      <text:p text:style-name="P3"/>
      <text:p text:style-name="P3"><text:tab/>Output:</text:p>
      <text:p text:style-name="P3"/>
      <text:p text:style-name="P4">Enter sentence (must be in a format ''..... is a ......'' ) :Kalpaj is a Rider</text:p>
      <text:p text:style-name="P4">Enter sentence (must be in a format ''..... is a ......'' ) :Rider is a Human </text:p>
      <text:p text:style-name="P4">Kalpaj is a Huma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IN" style:font-name-asian="SimSun" style:font-family-asian="SimSun" style:font-family-generic-asian="system" style:font-pitch-asian="variable" style:font-size-asian="10pt" style:language-asian="en" style:country-asian="IN" style:font-name-complex="Times New Roman1" style:font-family-complex="'Times New Roman'" style:font-family-generic-complex="system" style:font-pitch-complex="variable" style:font-size-complex="10pt" style:language-complex="mr" style:country-complex="IN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officeooo:rsid="0021d791" officeooo:paragraph-rsid="0021d791"/>
    </style:style>
    <style:page-layout style:name="Mpm1">
      <style:page-layout-properties fo:page-width="21.59cm" fo:page-height="35.56cm" style:num-format="1" style:print-orientation="portrait" fo:margin-top="2cm" fo:margin-bottom="3.2cm" fo:margin-left="2cm" fo:margin-right="2cm" fo:border="0.06pt solid #000000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YIT<text:tab/><text:tab/>Roll No: 48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9:29:47.359000000</meta:creation-date>
    <dc:date>2024-10-03T22:44:32.839000000</dc:date>
    <meta:editing-duration>PT9M52S</meta:editing-duration>
    <meta:editing-cycles>10</meta:editing-cycles>
    <meta:generator>LibreOffice/7.5.5.2$Windows_X86_64 LibreOffice_project/ca8fe7424262805f223b9a2334bc7181abbcbf5e</meta:generator>
    <meta:document-statistic meta:table-count="0" meta:image-count="0" meta:object-count="0" meta:page-count="2" meta:paragraph-count="57" meta:word-count="218" meta:character-count="1953" meta:non-whitespace-character-count="1502"/>
  </office:meta>
</office:document-meta>
</file>